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0451a4" officeooo:paragraph-rsid="000451a4"/>
    </style:style>
    <style:style style:name="P2" style:family="paragraph" style:parent-style-name="Standard">
      <style:text-properties officeooo:rsid="000451a4" officeooo:paragraph-rsid="00061d30"/>
    </style:style>
    <style:style style:name="P3" style:family="paragraph" style:parent-style-name="Standard">
      <style:text-properties officeooo:rsid="000451a4" officeooo:paragraph-rsid="00077f02"/>
    </style:style>
    <style:style style:name="P4" style:family="paragraph" style:parent-style-name="Standard">
      <style:text-properties fo:font-weight="bold" officeooo:rsid="000451a4" officeooo:paragraph-rsid="000451a4" style:font-weight-asian="bold" style:font-weight-complex="bold"/>
    </style:style>
    <style:style style:name="P5" style:family="paragraph" style:parent-style-name="Standard">
      <style:text-properties fo:font-weight="bold" officeooo:rsid="00077f02" officeooo:paragraph-rsid="00077f02" style:font-weight-asian="bold" style:font-weight-complex="bold"/>
    </style:style>
    <style:style style:name="P6" style:family="paragraph" style:parent-style-name="Standard">
      <style:text-properties fo:font-weight="bold" officeooo:rsid="00082da2" officeooo:paragraph-rsid="00082da2" style:font-weight-asian="bold" style:font-weight-complex="bold"/>
    </style:style>
    <style:style style:name="P7" style:family="paragraph" style:parent-style-name="Standard" style:list-style-name="L1">
      <style:text-properties officeooo:paragraph-rsid="00061d30"/>
    </style:style>
    <style:style style:name="P8" style:family="paragraph" style:parent-style-name="Standard">
      <style:text-properties officeooo:rsid="00061d30" officeooo:paragraph-rsid="00061d30"/>
    </style:style>
    <style:style style:name="P9" style:family="paragraph" style:parent-style-name="Standard">
      <style:text-properties officeooo:rsid="00077f02" officeooo:paragraph-rsid="00077f02"/>
    </style:style>
    <style:style style:name="P10" style:family="paragraph" style:parent-style-name="Standard">
      <style:text-properties officeooo:rsid="00082da2" officeooo:paragraph-rsid="00082da2"/>
    </style:style>
    <style:style style:name="P11" style:family="paragraph" style:parent-style-name="Standard">
      <style:text-properties officeooo:rsid="00099739" officeooo:paragraph-rsid="00099739"/>
    </style:style>
    <style:style style:name="P12" style:family="paragraph" style:parent-style-name="Standard">
      <style:text-properties officeooo:rsid="00099f57" officeooo:paragraph-rsid="00099f57"/>
    </style:style>
    <style:style style:name="T1" style:family="text">
      <style:text-properties officeooo:rsid="000451a4"/>
    </style:style>
    <style:style style:name="T2" style:family="text">
      <style:text-properties officeooo:rsid="00061d30"/>
    </style:style>
    <style:style style:name="T3" style:family="text">
      <style:text-properties officeooo:rsid="00082da2"/>
    </style:style>
    <style:style style:name="T4" style:family="text">
      <style:text-properties officeooo:rsid="00099f57"/>
    </style:style>
    <text:list-style style:name="L1">
      <text:list-level-style-bullet text:level="1" text:style-name="Bullet_20_Symbols" text:bullet-char="•">
        <style:list-level-properties text:list-level-position-and-space-mode="label-alignment">
          <style:list-level-label-alignment text:label-followed-by="listtab" text:list-tab-stop-position="1.383cm" fo:text-indent="-0.635cm" fo:margin-left="1.38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8cm" fo:text-indent="-0.635cm" fo:margin-left="2.01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3cm" fo:text-indent="-0.635cm" fo:margin-left="2.65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8cm" fo:text-indent="-0.635cm" fo:margin-left="3.28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3cm" fo:text-indent="-0.635cm" fo:margin-left="3.92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8cm" fo:text-indent="-0.635cm" fo:margin-left="4.55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3cm" fo:text-indent="-0.635cm" fo:margin-left="5.19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8cm" fo:text-indent="-0.635cm" fo:margin-left="5.82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3cm" fo:text-indent="-0.635cm" fo:margin-left="6.46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8cm" fo:text-indent="-0.635cm" fo:margin-left="7.098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An Education App <text:span text:style-name="T2">on the Water Cycle</text:span></text:p>
      <text:p text:style-name="P5">Javascript, MongoDB, Node(webpack)</text:p>
      <text:p text:style-name="P6">Link to Leah Meromy</text:p>
      <text:p text:style-name="P5"/>
      <text:p text:style-name="P2"><text:span text:style-name="T2">This was a 5-day fun</text:span> paired project to create an education app that allows a user to:</text:p>
      <text:list xml:id="list1471007692" text:style-name="L1">
        <text:list-item>
          <text:p text:style-name="P7"><text:span text:style-name="T1">view some educational content on a particular topic, and</text:span></text:p>
        </text:list-item>
        <text:list-item>
          <text:p text:style-name="P7"><text:span text:style-name="T1">be able to interact with the page to move through different sections of content</text:span></text:p>
        </text:list-item>
      </text:list>
      <text:p text:style-name="P8">The brief also suggested</text:p>
      <text:list xml:id="list222711193120296" text:continue-numbering="true" text:style-name="L1">
        <text:list-item>
          <text:p text:style-name="P7"><text:span text:style-name="T1">using a database to store information and charts/maps to display information to the page. </text:span></text:p>
        </text:list-item>
      </text:list>
      <text:p text:style-name="P1"/>
      <text:p text:style-name="P3"><text:span text:style-name="T2">We</text:span> initially explored the idea of doing a carbon dioxide tracker, <text:span text:style-name="T2">but eventually settled on the Water Cycle as a current and relevant topic with the added bonus that my partner is a hydrologist! </text:span></text:p>
      <text:p text:style-name="P3"/>
      <text:p text:style-name="P3"><text:span text:style-name="T2">We spent almost a day and a half planning, working out what content we wanted on the page, planning the data flow, and how we could incorporate charts and user inputs in a way that made sense. We used Trello to work out what tasks needed done and when to schedule the work in over the weekend.</text:span></text:p>
      <text:p text:style-name="P9"/>
      <text:p text:style-name="P9">Although it is always tempting to start coding straight away, <text:span text:style-name="T3">I was so glad we did all that planning. It was really crucial for keeping us on track and for reminding us of what we needed to do! We didn’t always stick to the plan – for example we found that we needed to rethink which classes should have which methods – but it was a really useful thing to have anyway as it made thinking about those changes easier to talk about.</text:span></text:p>
      <text:p text:style-name="P9"/>
      <text:p text:style-name="P10">We knew fairly quickly that we wanted to give kids an overview of the Water Cycle and have the ability to click on different parts of the cycle to render more information about it. The idea of a ‘clickable image’ came up pretty quickly and we took some time to research how to make this possible.</text:p>
      <text:p text:style-name="P10"/>
      <text:p text:style-name="P10">The guts of the project was largely pair programmed which was a lot of fun and helped keep us both aware of what was going on with the app.</text:p>
      <text:p text:style-name="P10"/>
      <text:p text:style-name="P11">We knew we wanted a user input section that would allow someone to calculate their water use and view that information in a chart comparing their use to the UK average. We also knew we wanted to show ‘invisible’ water use which would involve a second chart...so we would need a database</text:p>
      <text:p text:style-name="P11"/>
      <text:p text:style-name="P10">We started with the back end, setting up a server, testing it with Insomnia</text:p>
      <text:p text:style-name="P10"/>
      <text:p text:style-name="P11">The water cycle image with clickable areas also presented a problem to resolve. In fact, finding an image we wanted to use took some research and we eventually decided to create a hand-drawn one of our own. It allowed us to have exactly what we wanted on there and </text:p>
      <text:p text:style-name="P11"/>
      <text:p text:style-name="P11">Although we quickly discovered that it is relatively straightforward to use an image map generator to map the co-ordinates of a clickable area, those co-ordinates are given in pixels and as the browser (an<text:span text:style-name="T4">d</text:span> therefore image) is resized, those areas change. </text:p>
      <text:p text:style-name="P11"/>
      <text:p text:style-name="P11"><text:span text:style-name="T4">After some trial and error, t</text:span>he solution was a node package called image-map which re-creates a map when the new image is resized. <text:span text:style-name="T4">The result is an image that allows the user to click on the important parts of the water cycle to render more information about it.</text:span></text:p>
      <text:p text:style-name="P11"/>
      <text:p text:style-name="P11">[insert clickable area code]</text:p>
      <text:p text:style-name="P12">[insert screenshots]</text:p>
      <text:p text:style-name="P11"><text:soft-page-break/></text:p>
      <text:p text:style-name="P12">The next step was designing the form for user input, researching the factors that make up an individual’s water use</text:p>
      <text:p text:style-name="P11"/>
      <text:p text:style-name="P10"/>
      <text:p text:style-name="P12">README</text:p>
      <text:p text:style-name="P12">Questions to consider</text:p>
      <text:p text:style-name="P12">What does your project do?</text:p>
      <text:p text:style-name="P12">How is it set up? (If someone wanted to run your code on their local environment, how would they do it)</text:p>
      <text:p text:style-name="P12">How is it used?</text:p>
      <text:p text:style-name="P12"/>
      <text:p text:style-name="P10"/>
      <text:p text:style-name="P10"/>
      <text:p text:style-name="P11">Setting up JS project in heroku:</text:p>
      <text:p text:style-name="P11">https://gist.github.com/LouiseReid/a24d62d09742a789e1a676ced84f0e43</text:p>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25T15:57:41.638639909</meta:creation-date>
    <meta:generator>LibreOffice/6.0.7.3$MacOSX_X86_64 LibreOffice_project/dc89aa7a9eabfd848af146d5086077aeed2ae4a5</meta:generator>
    <dc:date>2018-11-26T22:27:09.994065332</dc:date>
    <meta:editing-duration>PT12H51M52S</meta:editing-duration>
    <meta:editing-cycles>1</meta:editing-cycles>
    <meta:document-statistic meta:table-count="0" meta:image-count="0" meta:object-count="0" meta:page-count="2" meta:paragraph-count="28" meta:word-count="603" meta:character-count="3354" meta:non-whitespace-character-count="2776"/>
  </office:meta>
</office:document-meta>
</file>